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a6ed3" officeooo:paragraph-rsid="001a6ed3"/>
    </style:style>
    <style:style style:name="P4" style:family="paragraph" style:parent-style-name="Standard">
      <style:paragraph-properties fo:text-align="center" style:justify-single-word="false"/>
      <style:text-properties fo:font-size="80pt" officeooo:rsid="001a6ed3" officeooo:paragraph-rsid="001a6ed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a6ed3" officeooo:paragraph-rsid="001a6ed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a6ed3" officeooo:paragraph-rsid="001a6ed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ca05" officeooo:paragraph-rsid="001bca0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0c9b5" officeooo:paragraph-rsid="0020c9b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27c1f" officeooo:paragraph-rsid="00227c1f" style:font-size-asian="10.5pt" style:font-size-complex="12pt"/>
    </style:style>
    <style:style style:name="P10" style:family="paragraph" style:parent-style-name="Text_20_body">
      <style:text-properties officeooo:rsid="001bca05" officeooo:paragraph-rsid="001bca05"/>
    </style:style>
    <style:style style:name="T1" style:family="text">
      <style:text-properties officeooo:rsid="001bca05"/>
    </style:style>
    <style:style style:name="T2" style:family="text">
      <style:text-properties officeooo:rsid="001de88c"/>
    </style:style>
    <style:style style:name="T3" style:family="text">
      <style:text-properties officeooo:rsid="001f54b4"/>
    </style:style>
    <style:style style:name="T4" style:family="text">
      <style:text-properties officeooo:rsid="0020c9b5"/>
    </style:style>
    <style:style style:name="T5" style:family="text">
      <style:text-properties officeooo:rsid="0024118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Francisco de Queve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jercicio 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lejandro Marino <text:s text:c="47"/><text:span text:style-name="T1">v 1.0</text:span> <text:s text:c="56"/>22/09/2022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611_2554767306" text:style-name="Index_20_Link" text:visited-style-name="Index_20_Link">1. Introducción<text:tab/>3</text:a></text:p>
          <text:p text:style-name="P2"><text:a xlink:type="simple" xlink:href="#__RefHeading___Toc1623_2554767306" text:style-name="Index_20_Link" text:visited-style-name="Index_20_Link">2. Criterios de usabilidad<text:tab/>3</text:a></text:p>
          <text:p text:style-name="P2"><text:a xlink:type="simple" xlink:href="#__RefHeading___Toc1625_2554767306" text:style-name="Index_20_Link" text:visited-style-name="Index_20_Link">3. Modo de medición<text:tab/>3</text:a></text:p>
          <text:p text:style-name="P2"><text:a xlink:type="simple" xlink:href="#__RefHeading___Toc1627_2554767306" text:style-name="Index_20_Link" text:visited-style-name="Index_20_Link">4. Conclusión<text:tab/>3</text:a></text:p>
          <text:p text:style-name="P2"><text:a xlink:type="simple" xlink:href="#__RefHeading___Toc1629_2554767306" text:style-name="Index_20_Link" text:visited-style-name="Index_20_Link">5. Referencias<text:tab/>3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 text:is-list-header="true"><text:bookmark-start text:name="__RefHeading___Toc1611_2554767306"/><text:soft-page-break/>1. Introducción <text:bookmark-end text:name="__RefHeading___Toc1611_2554767306"/></text:h>
      <text:p text:style-name="P6"/>
      <text:p text:style-name="P6"/>
      <text:p text:style-name="P7">La usabilidad es <text:span text:style-name="T2">una cualidad que tiene una web o aplicación, la cual mide la facilidad con la que esta puede ser usada </text:span><text:span text:style-name="T3">por usuarios específicos para conseguir objetivos específicos, de forma efectiva, eficiente y satisfactoria. </text:span><text:span text:style-name="T4">Hace referencia a la rapidez y facilidad con la que las personas llevan a cabo sus tareas a través del uso de una herramienta, como puede ser nuestra aplicación;</text:span></text:p>
      <text:p text:style-name="P8">para lograr esto, debemos enfocarnos en los usuarios.</text:p>
      <text:p text:style-name="P8"/>
      <text:p text:style-name="P9">Para <text:span text:style-name="T5">desarrollar un producto usable </text:span></text:p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1623_2554767306"/>2. Criterios de usabilidad<text:bookmark-end text:name="__RefHeading___Toc1623_2554767306"/></text:h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625_2554767306"/>3. Modo de medición<text:bookmark-end text:name="__RefHeading___Toc1625_2554767306"/></text:h>
      <text:p text:style-name="P10"/>
      <text:p text:style-name="P10"/>
      <text:p text:style-name="P10"/>
      <text:h text:style-name="Heading_20_1" text:outline-level="1"><text:bookmark-start text:name="__RefHeading___Toc1627_2554767306"/>4. Conclusión<text:bookmark-end text:name="__RefHeading___Toc1627_2554767306"/></text:h>
      <text:p text:style-name="Text_20_body"/>
      <text:p text:style-name="Text_20_body"/>
      <text:p text:style-name="Text_20_body"/>
      <text:h text:style-name="Heading_20_1" text:outline-level="1"><text:bookmark-start text:name="__RefHeading___Toc1629_2554767306"/>5. Referencias<text:bookmark-end text:name="__RefHeading___Toc1629_2554767306"/></text:h>
      <text:p text:style-name="Text_20_body"/>
      <text:p text:style-name="Text_20_body"><text:a xlink:type="simple" xlink:href="http://www.sidar.org/recur/desdi/traduc/es/visitable/quees/usab.htm" text:style-name="Internet_20_link" text:visited-style-name="Visited_20_Internet_20_Link">http://www.sidar.org/recur/desdi/traduc/es/visitable/quees/usab.htm</text:a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3T10:30:00.291000000</dc:date>
    <meta:editing-duration>PT12M6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19" meta:word-count="125" meta:character-count="909" meta:non-whitespace-character-count="698"/>
  </office:meta>
</office:document-meta>
</file>